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#0000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8EB4E3" style:cell-protect="protected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8EB4E3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#8EB4E3" style:cell-protect="protected" style:repeat-content="false"/>
      <style:paragraph-properties fo:text-align="end" fo:margin-right="0cm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8EB4E3" style:cell-protect="protected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8EB4E3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8EB4E3" style:cell-protect="protected" style:repeat-content="false"/>
      <style:paragraph-properties fo:text-align="end" fo:margin-right="0cm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="thin solid #000000" style:vertical-align="middle" fo:wrap-option="wrap" fo:background-color="#FFFFFF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14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19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20" style:family="table-cell" style:parent-style-name="Excel_32_Built-in_32_Normal" style:data-style-name="N36">
      <style:table-cell-properties fo:border="thin solid #000000" style:vertical-align="automatic" fo:background-color="#00B05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2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2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2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B05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27" style:family="table-cell" style:parent-style-name="Excel_32_Built-in_32_Normal" style:data-style-name="N36">
      <style:table-cell-properties fo:border="thin solid #000000" style:vertical-align="automatic" fo:background-color="#8EB4E3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00" style:rotation-angle="90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1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5" style:family="table-cell" style:parent-style-name="Excel_32_Built-in_32_Normal" style:data-style-name="N36">
      <style:table-cell-properties style:vertical-align="automatic" fo:background-color="#FFC0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6" style:family="table-cell" style:parent-style-name="Excel_32_Built-in_32_Normal" style:data-style-name="N36">
      <style:table-cell-properties style:vertical-align="automatic" fo:background-color="#92D05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7" style:family="table-cell" style:parent-style-name="Excel_32_Built-in_32_Normal" style:data-style-name="N36">
      <style:table-cell-properties style:vertical-align="automatic" fo:background-color="#FF00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8" style:family="table-cell" style:parent-style-name="Excel_32_Built-in_32_Normal" style:data-style-name="N36">
      <style:table-cell-properties style:vertical-align="middle" fo:wrap-option="wrap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39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0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1" style:family="table-cell" style:parent-style-name="Excel_32_Built-in_32_Normal" style:data-style-name="N36">
      <style:table-cell-properties style:vertical-align="middle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style:vertical-align="middle" fo:background-color="#0000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43" style:family="table-cell" style:parent-style-name="Excel_32_Built-in_32_Normal" style:data-style-name="N36">
      <style:table-cell-properties fo:border="thin solid #000000" style:vertical-align="middle" fo:background-color="#000000" style:cell-protect="protected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44" style:family="table-cell" style:parent-style-name="Excel_32_Built-in_32_Normal" style:data-style-name="N36">
      <style:table-cell-properties style:vertical-align="middle" fo:background-color="#0000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45" style:family="table-cell" style:parent-style-name="Excel_32_Built-in_32_Normal" style:data-style-name="N36">
      <style:table-cell-properties style:vertical-align="middle" fo:wrap-option="wrap" fo:background-color="#0000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46" style:family="table-cell" style:parent-style-name="Excel_32_Built-in_32_Normal" style:data-style-name="N36">
      <style:table-cell-properties style:vertical-align="middle" fo:background-color="#92D05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47" style:family="table-cell" style:parent-style-name="Excel_32_Built-in_32_Normal" style:data-style-name="N36">
      <style:table-cell-properties style:vertical-align="middle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48" style:family="table-cell" style:parent-style-name="Excel_32_Built-in_32_Normal" style:data-style-name="N36">
      <style:table-cell-properties style:vertical-align="middle" fo:background-color="#92D05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49" style:family="table-cell" style:parent-style-name="Excel_32_Built-in_32_Normal" style:data-style-name="N36">
      <style:table-cell-properties style:vertical-align="middle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50" style:family="table-cell" style:parent-style-name="Excel_32_Built-in_32_Normal" style:data-style-name="N36">
      <style:table-cell-properties style:vertical-align="middle" fo:wrap-option="wrap" fo:background-color="#92D05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51" style:family="table-cell" style:parent-style-name="Excel_32_Built-in_32_Normal" style:data-style-name="N36">
      <style:table-cell-properties style:vertical-align="middle" fo:background-color="#FFFF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52" style:family="table-cell" style:parent-style-name="Excel_32_Built-in_32_Normal" style:data-style-name="N36">
      <style:table-cell-properties style:vertical-align="middle" fo:background-color="#FFFF00" style:cell-protect="protected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53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54" style:family="table-cell" style:parent-style-name="Excel_32_Built-in_32_Normal" style:data-style-name="N36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/>
    </style:style>
    <style:style style:name="ce5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FFFF00" style:rotation-angle="90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24.5004166666667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0.846666666666667cm"/>
    </style:style>
    <style:style style:name="co11" style:family="table-column">
      <style:table-column-properties fo:break-before="auto" style:column-width="12.80583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9.26041666666667cm"/>
    </style:style>
    <style:style style:name="co16" style:family="table-column">
      <style:table-column-properties fo:break-before="auto" style:column-width="3.96875cm"/>
    </style:style>
    <style:style style:name="co17" style:family="table-column">
      <style:table-column-properties fo:break-before="auto" style:column-width="5.635625cm"/>
    </style:style>
    <style:style style:name="co18" style:family="table-column">
      <style:table-column-properties fo:break-before="auto" style:column-width="14.0758333333333cm"/>
    </style:style>
    <style:style style:name="co19" style:family="table-column">
      <style:table-column-properties fo:break-before="auto" style:column-width="0.76729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43125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4.18041666666667cm"/>
    </style:style>
    <style:style style:name="co24" style:family="table-column">
      <style:table-column-properties fo:break-before="auto" style:column-width="4.86833333333333cm"/>
    </style:style>
    <style:style style:name="co25" style:family="table-column">
      <style:table-column-properties fo:break-before="auto" style:column-width="3.28083333333333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3.095625cm"/>
    </style:style>
    <style:style style:name="co28" style:family="table-column">
      <style:table-column-properties fo:break-before="auto" style:column-width="2.59291666666667cm"/>
    </style:style>
    <style:style style:name="co29" style:family="table-column">
      <style:table-column-properties fo:break-before="auto" style:column-width="3.22791666666667cm"/>
    </style:style>
    <style:style style:name="co30" style:family="table-column">
      <style:table-column-properties fo:break-before="auto" style:column-width="2.67229166666667cm"/>
    </style:style>
    <style:style style:name="co31" style:family="table-column">
      <style:table-column-properties fo:break-before="auto" style:column-width="1.08479166666667cm"/>
    </style:style>
    <style:style style:name="co32" style:family="table-column">
      <style:table-column-properties fo:break-before="auto" style:column-width="4.57729166666667cm"/>
    </style:style>
    <style:style style:name="co33" style:family="table-column">
      <style:table-column-properties fo:break-before="auto" style:column-width="5.68854166666667cm"/>
    </style:style>
    <style:style style:name="co34" style:family="table-column">
      <style:table-column-properties fo:break-before="auto" style:column-width="0.740833333333333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5791666666667cm"/>
    </style:style>
    <style:style style:name="co38" style:family="table-column">
      <style:table-column-properties fo:break-before="auto" style:column-width="3.62479166666667cm"/>
    </style:style>
    <style:style style:name="co39" style:family="table-column">
      <style:table-column-properties fo:break-before="auto" style:column-width="4.70958333333333cm"/>
    </style:style>
    <style:style style:name="co40" style:family="table-column">
      <style:table-column-properties fo:break-before="auto" style:column-width="2.72520833333333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2.69875cm"/>
    </style:style>
    <style:style style:name="co43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1.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94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naliza_ryzyka_ROD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09" table:default-cell-style-name="ce2"/>
        <table:table-column table:style-name="co12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3">
            <text:p>Pracownicy</text:p>
          </table:table-cell>
          <table:table-cell table:style-name="ce3"/>
          <table:table-cell office:value-type="string" table:style-name="ce3">
            <text:p>Klienci B2B</text:p>
          </table:table-cell>
          <table:table-cell table:style-name="ce3"/>
          <table:table-cell office:value-type="string" table:style-name="ce3">
            <text:p>Dostawcy</text:p>
          </table:table-cell>
          <table:table-cell table:style-name="ce3"/>
          <table:table-cell office:value-type="string" table:style-name="ce3">
            <text:p>Kandydaci do pracy</text:p>
          </table:table-cell>
          <table:table-cell table:style-name="ce3"/>
          <table:table-cell office:value-type="string" table:style-name="ce3">
            <text:p>Potencjalni Klienci B2B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4"/>
          <table:table-cell office:value-type="string" table:number-columns-spanned="2" table:number-rows-spanned="1" table:style-name="ce27">
            <office:annotation draw:style-name="a0" svg:x="3.57291666666667in" svg:y="0.177083333333333in" svg:width="7.625in" svg:height="2.64583333333333in">
              <dc:creator>KDK</dc:creator>
              <text:p><text:span text:style-name="T1">Kowalski Krzysztof:</text:span></text:p>
              <text:p><text:span text:style-name="T1">Niski,</text:span><text:span text:style-name="T2"><text:s/>bowiem osoby, których dane dotyczą, mogą doświadczyć kilka pomniejszych niewygód, które można wyeliminować bez żadnego problemu, np. zniecierpliwienie, irytacja, czas poświęcony na ponowne podawanie danych.</text:span><text:span text:style-name="T2"/></text:p>
              <text:p><text:span text:style-name="T2"/></text:p>
              <text:p><text:span text:style-name="T1">Średni,</text:span><text:span text:style-name="T2"><text:s/>bowiem osoby, których dane dotyczą mogą doświadczyć istotonych niewygód, które można wyeliminować, po mimo kilku trudności, np. dodatkowy koszt, brak dostępu do usługi, strach, brak zrozumienia, stres, etc.</text:span><text:span text:style-name="T2"/></text:p>
              <text:p><text:span text:style-name="T2"/></text:p>
              <text:p><text:span text:style-name="T1">Duży,</text:span><text:span text:style-name="T2"><text:s/>bowiem osoby, których dane dotyczą mogą ponieść poważne konsekwencje, które można zneutarlizować, jednak wiąże to się z poważnymi trudnościami, np. sprzeniewierzenie środków finansowych, zniszczenie mienia, utrata zatrudnienia, zniesławienie, pogorszenie stanu zdrowia, etc.</text:span><text:span text:style-name="T2"/></text:p>
              <text:p><text:span text:style-name="T2"/></text:p>
              <text:p><text:span text:style-name="T1">Bardzo duży</text:span><text:span text:style-name="T2">, bowiem osoby, których dane dotyczą mogą ponieść poważne, a nawet nieodwracalne konsekwencje, nie ma możliwości ograniczenia ani wyeliminowania skutków.</text:span><text:span text:style-name="T2"/></text:p>
              <text:p><text:span text:style-name="T2"/></text:p>
              <text:p><text:span text:style-name="T3">Poziom wagi ryzyka określamy w skali od 1 do 4</text:span><text:span text:style-name="T3"/></text:p>
              <text:p><text:span text:style-name="T3"/></text:p>
              <text:p><text:span text:style-name="T3">Końcowy efekt <text:s/>do raportu jest liczony w skali od 1 do 5!!!</text:span></text:p>
            </office:annotation>
            <text:p>OKREŚLENIE WPŁYWU ZAGROŻENIA DLA POSZCZEGÓLNYCH KATEGORII DANYCH</text:p>
          </table:table-cell>
          <table:covered-table-cell/>
          <table:table-cell office:value-type="string" table:number-columns-spanned="1" table:number-rows-spanned="2" table:style-name="ce27">
            <text:p>Opis</text:p>
          </table:table-cell>
          <table:table-cell office:value-type="string" table:style-name="ce5">
            <text:p>Poziom</text:p>
          </table:table-cell>
          <table:table-cell office:value-type="string" table:number-columns-spanned="1" table:number-rows-spanned="2" table:style-name="ce27">
            <text:p>Opis</text:p>
          </table:table-cell>
          <table:table-cell office:value-type="string" table:style-name="ce5">
            <text:p>Poziom</text:p>
          </table:table-cell>
          <table:table-cell office:value-type="string" table:number-columns-spanned="1" table:number-rows-spanned="2" table:style-name="ce27">
            <text:p>Opis</text:p>
          </table:table-cell>
          <table:table-cell office:value-type="string" table:style-name="ce5">
            <text:p>Poziom</text:p>
          </table:table-cell>
          <table:table-cell office:value-type="string" table:number-columns-spanned="1" table:number-rows-spanned="2" table:style-name="ce27">
            <text:p>Opis</text:p>
          </table:table-cell>
          <table:table-cell office:value-type="string" table:style-name="ce5">
            <text:p>Poziom</text:p>
          </table:table-cell>
          <table:table-cell office:value-type="string" table:number-columns-spanned="1" table:number-rows-spanned="2" table:style-name="ce27">
            <text:p>Opis</text:p>
          </table:table-cell>
          <table:table-cell office:value-type="string" table:style-name="ce5">
            <text:p>Poziom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4"/>
          <table:table-cell table:style-name="ce6"/>
          <table:table-cell office:value-type="string" table:style-name="ce7">
            <text:p>SUMA WPŁYWU</text:p>
          </table:table-cell>
          <table:covered-table-cell/>
          <table:table-cell office:value-type="float" office:value="7" table:style-name="ce8">
            <text:p>7</text:p>
          </table:table-cell>
          <table:covered-table-cell/>
          <table:table-cell office:value-type="float" office:value="8" table:style-name="ce8">
            <text:p>8</text:p>
          </table:table-cell>
          <table:covered-table-cell/>
          <table:table-cell office:value-type="float" office:value="8" table:style-name="ce8">
            <text:p>8</text:p>
          </table:table-cell>
          <table:covered-table-cell/>
          <table:table-cell office:value-type="float" office:value="6" table:style-name="ce8">
            <text:p>6</text:p>
          </table:table-cell>
          <table:covered-table-cell/>
          <table:table-cell office:value-type="float" office:value="8" table:style-name="ce8">
            <text:p>8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9">
            <text:p>1.</text:p>
          </table:table-cell>
          <table:table-cell office:value-type="string" table:style-name="ce10">
            <text:p>Poufność</text:p>
          </table:table-cell>
          <table:table-cell office:value-type="string" table:style-name="ce11">
            <text:p>Dyskryminacja</text:p>
            <text:p>Kradzież tożsamości</text:p>
            <text:p>Pozbawienie możliwości sprawowania kontroli nad swoimi danymi</text:p>
            <text:p>Strata finansowa</text:p>
            <text:p>Uszczerbek fizyczny</text:p>
          </table:table-cell>
          <table:table-cell office:value-type="float" office:value="3" table:style-name="ce12">
            <text:p>3</text:p>
          </table:table-cell>
          <table:table-cell office:value-type="string" table:style-name="ce11">
            <text:p>Kradzież tożsamości</text:p>
            <text:p>Pozbawienie możliwości sprawowania kontroli nad swoimi danymi</text:p>
            <text:p>Strata finansowa</text:p>
            <text:p>Szkoda niemajątkowa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Dyskryminacja</text:p>
            <text:p>Strata finansowa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Dyskryminacja</text:p>
            <text:p>Kradzież tożsamości</text:p>
            <text:p>Pozbawienie możliwości sprawowania kontroli nad swoimi danymi</text:p>
            <text:p>Strata finansowa</text:p>
            <text:p>Uszczerbek fizyczny</text:p>
          </table:table-cell>
          <table:table-cell office:value-type="float" office:value="3" table:style-name="ce12">
            <text:p>3</text:p>
          </table:table-cell>
          <table:table-cell office:value-type="string" table:style-name="ce11">
            <text:p>Kradzież tożsamości</text:p>
            <text:p>Pozbawienie możliwości sprawowania kontroli nad swoimi danymi</text:p>
            <text:p>Szkoda niemajątkowa</text:p>
          </table:table-cell>
          <table:table-cell office:value-type="float" office:value="4" table:style-name="ce12">
            <text:p>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style-name="ce4"/>
          <table:table-cell office:value-type="string" table:style-name="ce9">
            <text:p>2.</text:p>
          </table:table-cell>
          <table:table-cell office:value-type="string" table:style-name="ce10">
            <text:p>Integralność</text:p>
          </table:table-cell>
          <table:table-cell office:value-type="string" table:style-name="ce12">
            <text:p>Strata finansowa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Strata finansowa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Strata finansow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zkoda niemajątkowa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zkoda niemajątkowa</text:p>
          </table:table-cell>
          <table:table-cell office:value-type="float" office:value="1" table:style-name="ce12">
            <text:p>1</text:p>
          </table:table-cell>
          <table:table-cell table:number-columns-repeated="1011" table:style-name="ce2"/>
          <table:table-cell table:number-columns-repeated="15360"/>
        </table:table-row>
        <table:table-row table:style-name="ro4">
          <table:table-cell table:style-name="ce4"/>
          <table:table-cell office:value-type="string" table:style-name="ce9">
            <text:p>3.</text:p>
          </table:table-cell>
          <table:table-cell office:value-type="string" table:style-name="ce10">
            <text:p>Dostępność</text:p>
          </table:table-cell>
          <table:table-cell office:value-type="string" table:style-name="ce12">
            <text:p>Pozbawienie możliwości sprawowania kontroli nad swoimi danymi</text:p>
            <text:p>Strata finansowa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ozbawienie możliwości sprawowania kontroli nad swoimi danymi</text:p>
            <text:p>Szkoda majątkowa</text:p>
            <text:p>Szkoda niemajątkowa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Strata finansowa</text:p>
            <text:p>Pozbawienie możliwości sprawowania kontroli nad swoimi danymi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ozbawienie możliwości sprawowania kontroli nad swoimi danymi</text:p>
            <text:p>Szkoda niemajątkowa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ozbawienie możliwości sprawowania kontroli nad swoimi danymi</text:p>
            <text:p>Szkoda niemajątkowa</text:p>
          </table:table-cell>
          <table:table-cell office:value-type="float" office:value="3" table:style-name="ce12">
            <text:p>3</text:p>
          </table:table-cell>
          <table:table-cell table:number-columns-repeated="1011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14"/>
          <table:table-cell table:style-name="ce2"/>
          <table:table-cell office:value-type="string" table:style-name="ce14">
            <text:p>Kategorie danych</text:p>
          </table:table-cell>
          <table:table-cell office:value-type="string" table:style-name="ce3">
            <text:p>Pracownicy</text:p>
          </table:table-cell>
          <table:table-cell table:style-name="ce3"/>
          <table:table-cell office:value-type="string" table:style-name="ce3">
            <text:p>Klienci B2B</text:p>
          </table:table-cell>
          <table:table-cell table:style-name="ce3"/>
          <table:table-cell office:value-type="string" table:style-name="ce3">
            <text:p>Dostawcy</text:p>
          </table:table-cell>
          <table:table-cell table:style-name="ce3"/>
          <table:table-cell office:value-type="string" table:style-name="ce3">
            <text:p>Kandydaci do pracy</text:p>
          </table:table-cell>
          <table:table-cell table:style-name="ce3"/>
          <table:table-cell office:value-type="string" table:style-name="ce3">
            <text:p>Potencjalni Klienci B2B</text:p>
          </table:table-cell>
          <table:table-cell table:style-name="ce15"/>
          <table:table-cell office:value-type="string" table:style-name="ce16">
            <text:p>L.p.</text:p>
          </table:table-cell>
          <table:table-cell office:value-type="string" table:style-name="ce16">
            <text:p>Rodzaje naruszeń ochrony danych osobowych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24" table:style-name="ce55">
            <office:annotation draw:style-name="a1" svg:x="0.791666666666667in" svg:y="4.34375in" svg:width="4.29166666666667in" svg:height="0.979166666666667in">
              <dc:creator>KDK</dc:creator>
              <text:p><text:span text:style-name="T1">Kowalski Krzysztof:</text:span></text:p>
              <text:p><text:span text:style-name="T2">Odpowiadamy na pytania TAK lub NIE. W zależności od tego czy odpowiedź zwiększa lub zmniejsza prawdopodobieństwo oceniamy od 1 do 3 prz czym 1 to niskie prawdopodobieństwo, 2 - średnie, 3 - wysokie. Czym wyższy wynik końcowy tym większe prawdopodobieństwo wystąpienia zagrożenia w końcowym efekcie, który jest liczony w skali od 1 do 5</text:span></text:p>
            </office:annotation>
            <text:p>PYTANIA KONTROLNE DO OKREŚLENIA PRAWDOPODOBIEŃSTWA</text:p>
          </table:table-cell>
          <table:table-cell office:value-type="string" table:number-columns-spanned="2" table:number-rows-spanned="1" table:style-name="ce54">
            <text:p>SIEĆ KOMPUTEROWA I ZASOBY IT</text:p>
          </table:table-cell>
          <table:covered-table-cell/>
          <table:table-cell office:value-type="string" table:style-name="ce3">
            <text:p>Odpowiedź</text:p>
          </table:table-cell>
          <table:table-cell office:value-type="string" table:style-name="ce3">
            <office:annotation draw:style-name="a2" svg:x="12.6979166666667in" svg:y="5.79166666666667in" svg:width="1.48958333333333in" svg:height="0.979166666666667in">
              <dc:creator>KDK</dc:creator>
              <text:p><text:span text:style-name="T1">Kowalski Krzysztof:</text:span></text:p>
              <text:p><text:span text:style-name="T2">gdzie:</text:span><text:span text:style-name="T2"/></text:p>
              <text:p><text:span text:style-name="T2">1 - niskie prawdopodobieństwo,</text:span><text:span text:style-name="T2"/></text:p>
              <text:p><text:span text:style-name="T2">2 - średnie,</text:span><text:span text:style-name="T2"/></text:p>
              <text:p><text:span text:style-name="T2">3 - wysokie</text:span></text:p>
            </office:annotation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15">
            <text:p>Ocena</text:p>
          </table:table-cell>
          <table:table-cell office:value-type="string" table:style-name="ce16">
            <text:p>1.</text:p>
          </table:table-cell>
          <table:table-cell office:value-type="string" table:style-name="ce11">
            <text:p>Uszczerbek fizyczny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16">
            <text:p>1.</text:p>
          </table:table-cell>
          <table:table-cell office:value-type="string" table:style-name="ce17">
            <text:p>Czy przetwarzanie danych jest realizowane przez Internet</text:p>
          </table:table-cell>
          <table:table-cell office:value-type="string" table:style-name="ce18">
            <text:p>TAK</text:p>
          </table:table-cell>
          <table:table-cell office:value-type="float" office:value="3" table:number-columns-spanned="1" table:number-rows-spanned="5" table:style-name="ce30">
            <text:p>3</text:p>
          </table:table-cell>
          <table:table-cell office:value-type="string" table:style-name="ce18">
            <text:p>TAK</text:p>
          </table:table-cell>
          <table:table-cell office:value-type="float" office:value="3" table:number-columns-spanned="1" table:number-rows-spanned="5" table:style-name="ce31">
            <text:p>3</text:p>
          </table:table-cell>
          <table:table-cell office:value-type="string" table:style-name="ce18">
            <text:p>TAK</text:p>
          </table:table-cell>
          <table:table-cell office:value-type="float" office:value="3" table:number-columns-spanned="1" table:number-rows-spanned="5" table:style-name="ce31">
            <text:p>3</text:p>
          </table:table-cell>
          <table:table-cell office:value-type="string" table:style-name="ce18">
            <text:p>TAK</text:p>
          </table:table-cell>
          <table:table-cell office:value-type="float" office:value="3" table:number-columns-spanned="1" table:number-rows-spanned="5" table:style-name="ce31">
            <text:p>3</text:p>
          </table:table-cell>
          <table:table-cell office:value-type="string" table:style-name="ce18">
            <text:p>TAK</text:p>
          </table:table-cell>
          <table:table-cell office:value-type="float" office:value="3" table:number-columns-spanned="1" table:number-rows-spanned="5" table:style-name="ce31">
            <text:p>3</text:p>
          </table:table-cell>
          <table:table-cell office:value-type="string" table:style-name="ce16">
            <text:p>2.</text:p>
          </table:table-cell>
          <table:table-cell office:value-type="string" table:style-name="ce11">
            <text:p>Szkoda majątkowa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16">
            <text:p>2.</text:p>
          </table:table-cell>
          <table:table-cell office:value-type="string" table:style-name="ce17">
            <text:p>Czy jest możliwy dostęp z sieci Internet do aplikacji przetwarzających dane</text:p>
          </table:table-cell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6">
            <text:p>3.</text:p>
          </table:table-cell>
          <table:table-cell office:value-type="string" table:style-name="ce16">
            <text:p>Szkoda niemajątkowa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16">
            <text:p>3.</text:p>
          </table:table-cell>
          <table:table-cell office:value-type="string" table:style-name="ce17">
            <text:p>Czy system IT przetwarzający dane jest podłączony do innego firmowego (wewnętrznego) lub zewnętrznego systemu IT</text:p>
          </table:table-cell>
          <table:table-cell office:value-type="string" table:style-name="ce19">
            <text:p>TAK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16">
            <text:p>4.</text:p>
          </table:table-cell>
          <table:table-cell office:value-type="string" table:style-name="ce16">
            <text:p>Strata finansowa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16">
            <text:p>4.</text:p>
          </table:table-cell>
          <table:table-cell office:value-type="string" table:style-name="ce17">
            <text:p>Czy osoby nieautoryzowane mogą z łatwością uzyskać dostęp do systemów IT przetwarzających dane osobowe</text:p>
          </table:table-cell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6">
            <text:p>5.</text:p>
          </table:table-cell>
          <table:table-cell office:value-type="string" table:style-name="ce16">
            <text:p>Dyskryminacja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16">
            <text:p>5.</text:p>
          </table:table-cell>
          <table:table-cell office:value-type="string" table:style-name="ce17">
            <text:p>Czy system IT przetwarzający dane został zaprojektowany zgodnie z zasadami Privacy by Design i Privacy by Default</text:p>
          </table:table-cell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16">
            <text:p>6.</text:p>
          </table:table-cell>
          <table:table-cell office:value-type="string" table:style-name="ce16">
            <text:p>Kradzież tożsamości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2" table:number-rows-spanned="1" table:style-name="ce54">
            <text:p>PROCESY/PROCEDURY ZWIĄZANE Z PRZETWARZANIEM DANYCH</text:p>
          </table:table-cell>
          <table:covered-table-cell/>
          <table:table-cell office:value-type="string" table:style-name="ce3">
            <text:p>Odpowiedź</text:p>
          </table:table-cell>
          <table:table-cell office:value-type="string" table:style-name="ce3">
            <office:annotation draw:style-name="a3" svg:x="13.4583333333333in" svg:y="4.02083333333333in" svg:width="1.59375in" svg:height="0.979166666666667in">
              <dc:creator>KDK</dc:creator>
              <text:p><text:span text:style-name="T1">Kowalski Krzysztof:</text:span></text:p>
              <text:p><text:span text:style-name="T2">gdzie:</text:span><text:span text:style-name="T2"/></text:p>
              <text:p><text:span text:style-name="T2">1 - niskie prawdopodobieństwo,</text:span><text:span text:style-name="T2"/></text:p>
              <text:p><text:span text:style-name="T2">2 - średnie,</text:span><text:span text:style-name="T2"/></text:p>
              <text:p><text:span text:style-name="T2">3 - wysokie</text:span></text:p>
            </office:annotation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15">
            <text:p>Ocena</text:p>
          </table:table-cell>
          <table:table-cell office:value-type="string" table:style-name="ce16">
            <text:p>7.</text:p>
          </table:table-cell>
          <table:table-cell office:value-type="string" table:style-name="ce11">
            <text:p>Naruszenie dobrego imienia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16">
            <text:p>6.</text:p>
          </table:table-cell>
          <table:table-cell office:value-type="string" table:style-name="ce17">
            <text:p>Czy role i obowiązki związane z przetwarzaniem danych są jasno sformułowane i znane przez Pracowników</text:p>
          </table:table-cell>
          <table:table-cell office:value-type="string" table:style-name="ce20">
            <text:p>TAK</text:p>
          </table:table-cell>
          <table:table-cell office:value-type="float" office:value="1" table:number-columns-spanned="1" table:number-rows-spanned="5" table:style-name="ce30">
            <text:p>1</text:p>
          </table:table-cell>
          <table:table-cell office:value-type="string" table:style-name="ce20">
            <text:p>TAK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office:value-type="string" table:style-name="ce20">
            <text:p>TAK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office:value-type="string" table:style-name="ce20">
            <text:p>TAK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office:value-type="string" table:style-name="ce20">
            <text:p>TAK</text:p>
          </table:table-cell>
          <table:table-cell office:value-type="float" office:value="2" table:number-columns-spanned="1" table:number-rows-spanned="5" table:style-name="ce32">
            <text:p>2</text:p>
          </table:table-cell>
          <table:table-cell office:value-type="string" table:style-name="ce16">
            <text:p>8.</text:p>
          </table:table-cell>
          <table:table-cell office:value-type="string" table:style-name="ce16">
            <text:p>Pozbawienie możliwości sprawowania kontroli nad swoimi danymi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16">
            <text:p>7.</text:p>
          </table:table-cell>
          <table:table-cell office:value-type="string" table:style-name="ce17">
            <text:p>Czy zasady korzystania ze służbowych urządzeń komputerowych są jasno sformułowane i znane Pracownikom</text:p>
          </table:table-cell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8.</text:p>
          </table:table-cell>
          <table:table-cell office:value-type="string" table:style-name="ce17">
            <text:p>Czy pracownicy mogą przetwarzać dane osobowe na swoich urządzeniach (BYOD)</text:p>
          </table:table-cell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9.</text:p>
          </table:table-cell>
          <table:table-cell office:value-type="string" table:style-name="ce17">
            <text:p>Czy pracownicy mogą przetwarzać dane osobowe poza miejscem pracy</text:p>
          </table:table-cell>
          <table:table-cell office:value-type="string" table:style-name="ce20">
            <text:p>NIE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0.</text:p>
          </table:table-cell>
          <table:table-cell office:value-type="string" table:style-name="ce17">
            <text:p>Czy przetwarzanie danych może być realizowane bez odpowiednich logów zapisujących zdarzenia</text:p>
          </table:table-cell>
          <table:table-cell office:value-type="string" table:style-name="ce20">
            <office:annotation draw:style-name="a4" svg:x="12.6458333333333in" svg:y="4.90625in" svg:width="1.53125in" svg:height="0.770833333333333in">
              <dc:creator>KDK</dc:creator>
              <text:p><text:span text:style-name="T1">Kowalski Krzysztof:</text:span></text:p>
              <text:p><text:span text:style-name="T2">Ipsum lorem</text:span></text:p>
            </office:annotation>
            <text:p>NIE</text:p>
          </table:table-cell>
          <table:covered-table-cell/>
          <table:table-cell office:value-type="string" table:style-name="ce20">
            <office:annotation draw:style-name="a5" svg:x="14.9375in" svg:y="5.42708333333333in" svg:width="1.53125in" svg:height="0.78125in">
              <dc:creator>KDK</dc:creator>
              <text:p><text:span text:style-name="T1">Kowalski Krzysztof:</text:span></text:p>
              <text:p><text:span text:style-name="T2">Ipsum lorem</text:span></text:p>
            </office:annotation>
            <text:p>NIE</text:p>
          </table:table-cell>
          <table:covered-table-cell/>
          <table:table-cell office:value-type="string" table:style-name="ce20">
            <office:annotation draw:style-name="a6" svg:x="17.3020833333333in" svg:y="5.42708333333333in" svg:width="1.53125in" svg:height="0.78125in">
              <dc:creator>KDK</dc:creator>
              <text:p><text:span text:style-name="T1">Kowalski Krzysztof:</text:span></text:p>
              <text:p><text:span text:style-name="T2">Ipsum lorem</text:span></text:p>
            </office:annotation>
            <text:p>NIE</text:p>
          </table:table-cell>
          <table:covered-table-cell/>
          <table:table-cell office:value-type="string" table:style-name="ce20">
            <office:annotation draw:style-name="a7" svg:x="19.59375in" svg:y="6.13541666666667in" svg:width="1.53125in" svg:height="0.770833333333333in">
              <dc:creator>KDK</dc:creator>
              <text:p><text:span text:style-name="T1">Kowalski Krzysztof:</text:span></text:p>
              <text:p><text:span text:style-name="T2">Ipsum lorem</text:span></text:p>
            </office:annotation>
            <text:p>NIE</text:p>
          </table:table-cell>
          <table:covered-table-cell/>
          <table:table-cell office:value-type="string" table:style-name="ce20">
            <office:annotation draw:style-name="a8" svg:x="21.4895833333333in" svg:y="6.13541666666667in" svg:width="1.55208333333333in" svg:height="0.770833333333333in">
              <dc:creator>KDK</dc:creator>
              <text:p><text:span text:style-name="T1">Kowalski Krzysztof:</text:span></text:p>
              <text:p><text:span text:style-name="T2">Ipsum lorem</text:span></text:p>
            </office:annotation>
            <text:p>NIE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number-columns-spanned="2" table:number-rows-spanned="1" table:style-name="ce54">
            <text:p>LUDZIE I INNE STRONY ZAANGAŻOWANE W PRZETWARZANIE</text:p>
          </table:table-cell>
          <table:covered-table-cell/>
          <table:table-cell office:value-type="string" table:style-name="ce3">
            <text:p>Odpowiedź</text:p>
          </table:table-cell>
          <table:table-cell office:value-type="string" table:style-name="ce3">
            <office:annotation draw:style-name="a9" svg:x="13.4583333333333in" svg:y="5.08333333333333in" svg:width="1.59375in" svg:height="0.979166666666667in">
              <dc:creator>KDK</dc:creator>
              <text:p><text:span text:style-name="T1">Kowalski Krzysztof:</text:span></text:p>
              <text:p><text:span text:style-name="T2">gdzie:</text:span><text:span text:style-name="T2"/></text:p>
              <text:p><text:span text:style-name="T2">1 - niskie prawdopodobieństwo,</text:span><text:span text:style-name="T2"/></text:p>
              <text:p><text:span text:style-name="T2">2 - średnie,</text:span><text:span text:style-name="T2"/></text:p>
              <text:p><text:span text:style-name="T2">3 - wysokie</text:span></text:p>
            </office:annotation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1.</text:p>
          </table:table-cell>
          <table:table-cell office:value-type="string" table:style-name="ce17">
            <text:p>Czy przetwarzanie danych jest realizowane przez nieokreśloną liczbę Pracowników</text:p>
          </table:table-cell>
          <table:table-cell office:value-type="string" table:style-name="ce20">
            <text:p>NIE</text:p>
          </table:table-cell>
          <table:table-cell office:value-type="float" office:value="2" table:number-columns-spanned="1" table:number-rows-spanned="5" table:style-name="ce30">
            <text:p>2</text:p>
          </table:table-cell>
          <table:table-cell office:value-type="string" table:style-name="ce20">
            <text:p>NIE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office:value-type="string" table:style-name="ce20">
            <text:p>NIE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office:value-type="string" table:style-name="ce20">
            <text:p>NIE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office:value-type="string" table:style-name="ce20">
            <text:p>NIE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2.</text:p>
          </table:table-cell>
          <table:table-cell office:value-type="string" table:style-name="ce17">
            <text:p>Czy jakaś część czynności przetwarzania jest realizowana przez podmiot zewnętrzny (podmiot przetwarzający lub innego odbiorcę danych)</text:p>
          </table:table-cell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3.</text:p>
          </table:table-cell>
          <table:table-cell office:value-type="string" table:style-name="ce17">
            <text:p>Czy role i obowiązki związane z przetwarzaniem danych są jasno sformułowane i znane przez podmioty zewnętrzne</text:p>
          </table:table-cell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4.</text:p>
          </table:table-cell>
          <table:table-cell office:value-type="string" table:style-name="ce17">
            <text:p>Czy personel zaangażowany w przetwarzanie danych zna zasady i procedury bezpieczeństwa informacji</text:p>
          </table:table-cell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5.</text:p>
          </table:table-cell>
          <table:table-cell office:value-type="string" table:style-name="ce17">
            <text:p>Czy osoby lub podmioty zewnętrzne uchylają się od przestrzegania zasad ochrony danych</text:p>
          </table:table-cell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number-columns-spanned="2" table:number-rows-spanned="1" table:style-name="ce54">
            <text:p>BRANŻA I SKALA BIZNESU</text:p>
          </table:table-cell>
          <table:covered-table-cell/>
          <table:table-cell office:value-type="string" table:style-name="ce3">
            <text:p>Odpowiedź</text:p>
          </table:table-cell>
          <table:table-cell office:value-type="string" table:style-name="ce3">
            <office:annotation draw:style-name="a10" svg:x="13.4583333333333in" svg:y="4.73958333333333in" svg:width="1.59375in" svg:height="1.13541666666667in">
              <dc:creator>KDK</dc:creator>
              <text:p><text:span text:style-name="T1">Kowalski Krzysztof:</text:span></text:p>
              <text:p><text:span text:style-name="T2">Ocena w skali od 1 do 3, gdzie:</text:span><text:span text:style-name="T2"/></text:p>
              <text:p><text:span text:style-name="T2">1 - niskie prawdopodobieństwo,</text:span><text:span text:style-name="T2"/></text:p>
              <text:p><text:span text:style-name="T2">2 - średnie,</text:span><text:span text:style-name="T2"/></text:p>
              <text:p><text:span text:style-name="T2">3 - wysokie</text:span></text:p>
            </office:annotation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Odpowiedź</text:p>
          </table:table-cell>
          <table:table-cell office:value-type="string" table:style-name="ce3">
            <text:p>Ocena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6.</text:p>
          </table:table-cell>
          <table:table-cell office:value-type="string" table:style-name="ce17">
            <text:p>Czy branża jest podatna na cyberataki</text:p>
          </table:table-cell>
          <table:table-cell office:value-type="string" table:style-name="ce20">
            <text:p>NIE</text:p>
          </table:table-cell>
          <table:table-cell office:value-type="float" office:value="1" table:number-columns-spanned="1" table:number-rows-spanned="5" table:style-name="ce30">
            <text:p>1</text:p>
          </table:table-cell>
          <table:table-cell office:value-type="string" table:style-name="ce20">
            <text:p>NIE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office:value-type="string" table:style-name="ce20">
            <text:p>NIE</text:p>
          </table:table-cell>
          <table:table-cell office:value-type="float" office:value="1" table:number-columns-spanned="1" table:number-rows-spanned="5" table:style-name="ce31">
            <text:p>1</text:p>
          </table:table-cell>
          <table:table-cell office:value-type="string" table:style-name="ce20">
            <text:p>NIE</text:p>
          </table:table-cell>
          <table:table-cell office:value-type="float" office:value="1" table:number-columns-spanned="1" table:number-rows-spanned="5" table:style-name="ce31">
            <text:p>1</text:p>
          </table:table-cell>
          <table:table-cell office:value-type="string" table:style-name="ce20">
            <text:p>NIE</text:p>
          </table:table-cell>
          <table:table-cell office:value-type="float" office:value="2" table:number-columns-spanned="1" table:number-rows-spanned="5" table:style-name="ce31">
            <text:p>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7.</text:p>
          </table:table-cell>
          <table:table-cell office:value-type="string" table:style-name="ce17">
            <text:p>Czy firma doświadczyła cyberataku lub wycieku danych w ostatnich dwóch latach</text:p>
          </table:table-cell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8.</text:p>
          </table:table-cell>
          <table:table-cell office:value-type="string" table:style-name="ce17">
            <text:p>Czy firma otrzymała skargi lub reklamacje związane z bezpieczeństwem przetwarzania w ostanim roku</text:p>
          </table:table-cell>
          <table:table-cell office:value-type="string" table:style-name="ce20">
            <text:p>NIE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20">
            <text:p>NIE</text:p>
          </table:table-cell>
          <table:covered-table-cell/>
          <table:table-cell office:value-type="string" table:style-name="ce19">
            <text:p>TAK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16">
            <text:p>19.</text:p>
          </table:table-cell>
          <table:table-cell office:value-type="string" table:style-name="ce17">
            <text:p>Czy przetwarzanie dotyczy dużej skali danych</text:p>
          </table:table-cell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office:value-type="string" table:style-name="ce20">
            <text:p>TAK</text:p>
          </table:table-cell>
          <table:covered-table-cell/>
          <table:table-cell table:number-columns-repeated="16371"/>
        </table:table-row>
        <table:table-row table:style-name="ro1">
          <table:covered-table-cell/>
          <table:table-cell office:value-type="string" table:style-name="ce21">
            <text:p>20.</text:p>
          </table:table-cell>
          <table:table-cell office:value-type="string" table:style-name="ce22">
            <text:p>Czy są branżowe wytyczne dotyczące bezpieczeństwa, które nie zostały wdrożone</text:p>
          </table:table-cell>
          <table:table-cell office:value-type="string" table:style-name="ce20">
            <text:p>TAK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office:value-type="string" table:style-name="ce23">
            <text:p>TAK</text:p>
          </table:table-cell>
          <table:covered-table-cell/>
          <table:table-cell office:value-type="string" table:style-name="ce19">
            <text:p>NIE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2" table:style-name="ce3"/>
          <table:table-cell office:value-type="string" table:style-name="ce24">
            <office:annotation draw:style-name="a11" svg:x="10.78125in" svg:y="5.79166666666667in" svg:width="1.5in" svg:height="1.58333333333333in">
              <dc:creator>KDK</dc:creator>
              <text:p><text:span text:style-name="T1">Kowalski Krzysztof:</text:span></text:p>
              <text:p><text:span text:style-name="T2">Ocena od 4 do 12, gdzie:</text:span><text:span text:style-name="T2"/></text:p>
              <text:p><text:span text:style-name="T2">od 4 - znikome prawdopodobieństwo,</text:span><text:span text:style-name="T2"/></text:p>
              <text:p><text:span text:style-name="T2">od 5 do 6 - małe,</text:span><text:span text:style-name="T2"/></text:p>
              <text:p><text:span text:style-name="T2">od 7 do 8 - średnie,</text:span><text:span text:style-name="T2"/></text:p>
              <text:p><text:span text:style-name="T2">od 9 do 10 - wysokie</text:span><text:span text:style-name="T2"/></text:p>
              <text:p><text:span text:style-name="T2">od 11 do 12 - bardzo wysokie</text:span><text:span text:style-name="T2"/></text:p>
              <text:p/>
            </office:annotation>
            <text:p>SUMA WSKAŹNIKÓW DLA PRAWDOPODOBIEŃSTWA</text:p>
          </table:table-cell>
          <table:table-cell table:style-name="ce25"/>
          <table:table-cell office:value-type="float" office:value="7" table:style-name="ce3">
            <office:annotation draw:style-name="a12" svg:x="13.4583333333333in" svg:y="7.20833333333333in" svg:width="1.59375in" svg:height="0.78125in">
              <dc:creator>KDK</dc:creator>
              <text:p><text:span text:style-name="T1">Kowalski Krzysztof:</text:span></text:p>
              <text:p><text:span text:style-name="T2">W skali od 4 do 12</text:span></text:p>
            </office:annotation>
            <text:p>7</text:p>
          </table:table-cell>
          <table:table-cell table:style-name="ce25"/>
          <table:table-cell office:value-type="float" office:value="9" table:style-name="ce3">
            <text:p>9</text:p>
          </table:table-cell>
          <table:table-cell table:style-name="ce25"/>
          <table:table-cell office:value-type="float" office:value="8" table:style-name="ce3">
            <text:p>8</text:p>
          </table:table-cell>
          <table:table-cell table:style-name="ce25"/>
          <table:table-cell office:value-type="float" office:value="8" table:style-name="ce3">
            <text:p>8</text:p>
          </table:table-cell>
          <table:table-cell table:style-name="ce25"/>
          <table:table-cell office:value-type="float" office:value="9" table:style-name="ce3">
            <text:p>9</text:p>
          </table:table-cell>
          <table:table-cell table:number-columns-repeated="16371"/>
        </table:table-row>
        <table:table-row table:style-name="ro1">
          <table:table-cell table:number-columns-repeated="2" table:style-name="ce2"/>
          <table:table-cell office:value-type="string" table:style-name="ce14">
            <text:p>Potencjalne zagrożenia dla poszczególnych kategorii przetwarzanych danych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2"/>
          <table:table-cell office:value-type="string" table:style-name="ce2">
            <text:p>Szkolenia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3" table:style-name="ce2"/>
          <table:table-cell office:value-type="string" table:style-name="ce2">
            <text:p>Kryptografia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3" table:style-name="ce2"/>
          <table:table-cell office:value-type="string" table:style-name="ce2">
            <text:p>Segmentacja sieci WiFi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3" table:style-name="ce2"/>
          <table:table-cell office:value-type="string" table:style-name="ce2">
            <text:p>Brama bezpieczeństwa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3" table:style-name="ce2"/>
          <table:table-cell office:value-type="string" table:style-name="ce2">
            <text:p>Regulamin korzystania z komputerów służbowych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3" table:style-name="ce2"/>
          <table:table-cell office:value-type="string" table:style-name="ce2">
            <text:p>Regulamin obsługi incydentów</text:p>
          </table:table-cell>
          <table:table-cell table:number-columns-repeated="1020" table:style-name="ce2"/>
          <table:table-cell table:number-columns-repeated="15360"/>
        </table:table-row>
        <table:table-row table:number-rows-repeated="1048532" table:style-name="ro5">
          <table:table-cell table:number-columns-repeated="16384"/>
        </table:table-row>
      </table:table>
      <table:table table:name="Skutki_naruszeń_ochrony_danych" table:style-name="ta1">
        <table:table-column table:style-name="co10" table:default-cell-style-name="ce33"/>
        <table:table-column table:style-name="co11" table:default-cell-style-name="ce33"/>
        <table:table-column table:style-name="co13" table:number-columns-repeated="1022" table:default-cell-style-name="ce33"/>
        <table:table-column table:style-name="co12" table:number-columns-repeated="15360" table:default-cell-style-name="ce1"/>
        <table:table-row table:style-name="ro1">
          <table:table-cell office:value-type="string" table:style-name="ce3">
            <text:p>L.p.</text:p>
          </table:table-cell>
          <table:table-cell office:value-type="string" table:style-name="ce3">
            <text:p>Rodzaje naruszeń ochrony danych osobowych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1.</text:p>
          </table:table-cell>
          <table:table-cell office:value-type="string" table:style-name="ce11">
            <text:p>Uszczerbek fizyczny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2.</text:p>
          </table:table-cell>
          <table:table-cell office:value-type="string" table:style-name="ce11">
            <text:p>Szkoda majątkow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3.</text:p>
          </table:table-cell>
          <table:table-cell office:value-type="string" table:style-name="ce16">
            <text:p>Szkoda niemajątkow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4.</text:p>
          </table:table-cell>
          <table:table-cell office:value-type="string" table:style-name="ce16">
            <text:p>Strata finansow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5.</text:p>
          </table:table-cell>
          <table:table-cell office:value-type="string" table:style-name="ce16">
            <text:p>Dyskryminacj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.</text:p>
          </table:table-cell>
          <table:table-cell office:value-type="string" table:style-name="ce16">
            <text:p>Kradzież tożsamości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7.</text:p>
          </table:table-cell>
          <table:table-cell office:value-type="string" table:style-name="ce11">
            <text:p>Naruszenie dobrego imieni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8.</text:p>
          </table:table-cell>
          <table:table-cell office:value-type="string" table:style-name="ce16">
            <text:p>Pozbawienie możliwości sprawowania kontroli nad swoimi danymi</text:p>
          </table:table-cell>
          <table:table-cell table:number-columns-repeated="16382"/>
        </table:table-row>
        <table:table-row table:number-rows-repeated="1048567" table:style-name="ro6">
          <table:table-cell table:number-columns-repeated="16384"/>
        </table:table-row>
      </table:table>
      <table:table table:name="Arkusz4" table:style-name="ta2">
        <table:table-column table:style-name="co14" table:default-cell-style-name="ce1"/>
        <table:table-column table:style-name="co15" table:default-cell-style-name="ce1"/>
        <table:table-column table:style-name="co14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1">
            <text:p>L.p.</text:p>
          </table:table-cell>
          <table:table-cell office:value-type="string" table:style-name="ce2">
            <text:p>Nazwa</text:p>
          </table:table-cell>
          <table:table-cell office:value-type="string" table:style-name="ce2">
            <text:p>Waga</text:p>
          </table:table-cell>
          <table:table-cell office:value-type="string" table:style-name="ce2">
            <text:p>Prawdopodobieństwo</text:p>
          </table:table-cell>
          <table:table-cell office:value-type="string" table:style-name="ce2">
            <text:p>Poziom ryzyka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poufności danych Pracowników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35">
            <text:p>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integralności danych Pracowników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36">
            <text:p>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dostępności do danych Pracowników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36">
            <text:p>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poufności danych Klientów B2B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37">
            <text:p>2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integralności danych Klientów B2B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36">
            <text:p>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dostępności do danych Klientów B2B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37">
            <text:p>1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poufności danych Dostawców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35">
            <text:p>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integralności danych Dostawców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35">
            <text:p>1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dostępności do danych Dostawców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35">
            <text:p>1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poufności danych Kandydatów do pracy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35">
            <text:p>1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integralności danych Kandydatów do pracy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36">
            <text:p>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Naruszenie dostępności do danych Kandydatów do pracy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35">
            <text:p>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Naruszenie poufności danych Potencjalnych Klientów B2B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37">
            <text:p>1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Naruszenie integralności danych Potencjalnych Klientów B2B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35">
            <text:p>1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Naruszenie dostępności danych Potencjalnych Klientów B2B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35">
            <text:p>12</text:p>
          </table:table-cell>
          <table:table-cell table:number-columns-repeated="16379"/>
        </table:table-row>
        <table:table-row table:number-rows-repeated="1048560" table:style-name="ro7">
          <table:table-cell table:number-columns-repeated="16384"/>
        </table:table-row>
      </table:table>
      <table:table table:name="Mapowanie_zagrożeń_na_ZYXEL_ATP" table:style-name="ta1"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number-columns-repeated="2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1" table:number-columns-repeated="24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25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3" table:default-cell-style-name="ce41"/>
        <table:table-column table:style-name="co25" table:default-cell-style-name="ce41"/>
        <table:table-column table:style-name="co14" table:default-cell-style-name="ce41"/>
        <table:table-column table:style-name="co1" table:number-columns-repeated="24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25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3" table:default-cell-style-name="ce41"/>
        <table:table-column table:style-name="co25" table:default-cell-style-name="ce41"/>
        <table:table-column table:style-name="co14" table:default-cell-style-name="ce41"/>
        <table:table-column table:style-name="co1" table:number-columns-repeated="24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25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3" table:default-cell-style-name="ce41"/>
        <table:table-column table:style-name="co25" table:default-cell-style-name="ce41"/>
        <table:table-column table:style-name="co14" table:default-cell-style-name="ce41"/>
        <table:table-column table:style-name="co1" table:number-columns-repeated="240" table:default-cell-style-name="ce41"/>
        <table:table-column table:style-name="co12" table:number-columns-repeated="15360" table:default-cell-style-name="ce1"/>
        <table:table-row table:style-name="ro8">
          <table:table-cell table:number-columns-repeated="3" table:style-name="ce38"/>
          <table:table-cell office:value-type="string" table:style-name="ce39">
            <text:p>HA</text:p>
          </table:table-cell>
          <table:table-cell office:value-type="string" table:style-name="ce39">
            <text:p>Firewall SPI</text:p>
          </table:table-cell>
          <table:table-cell office:value-type="string" table:style-name="ce39">
            <text:p>IP Reputation</text:p>
          </table:table-cell>
          <table:table-cell office:value-type="string" table:style-name="ce40">
            <office:annotation draw:style-name="a13" svg:x="11.8541666666667in" svg:y="0.03125in" svg:width="3.05208333333333in" svg:height="0.802083333333333in">
              <dc:creator>KDK</dc:creator>
              <text:p><text:span text:style-name="T1">Aleksander Turski:</text:span></text:p>
              <text:p><text:span text:style-name="T2">Moduł posłuży do wykrywania znanych i nieznanych zagrożeń pochodzących z sieci zewnętrznych lub lokalizacji zdalnych.</text:span></text:p>
            </office:annotation>
            <text:p>Sandboxing</text:p>
          </table:table-cell>
          <table:table-cell office:value-type="string" table:style-name="ce40">
            <office:annotation draw:style-name="a14" svg:x="13.25in" svg:y="0.03125in" svg:width="4.13541666666667in" svg:height="0.8125in">
              <dc:creator>KDK</dc:creator>
              <text:p><text:span text:style-name="T1">Aleksander Turski:</text:span></text:p>
              <text:p><text:span text:style-name="T2">Zabezpieczy przed dostępem użytkowników do treści blokowanych (CF) oraz w przypadku pojawienia się zagrożenia z pliku wniesionego na dyskach zewnętrznych czy w inny sposób z pominięciem bramy (BF).</text:span></text:p>
            </office:annotation>
            <text:p>Web Security (Content/Botnet Filter)</text:p>
          </table:table-cell>
          <table:table-cell office:value-type="string" table:style-name="ce40">
            <text:p>Application Security (App Patrol&amp;Email Security)</text:p>
          </table:table-cell>
          <table:table-cell office:value-type="string" table:number-columns-spanned="3" table:number-rows-spanned="1" table:style-name="ce53">
            <office:annotation draw:style-name="a15" svg:x="14.9166666666667in" svg:y="0.03125in" svg:width="5.4375in" svg:height="0.875in">
              <dc:creator>KDK</dc:creator>
              <text:p><text:span text:style-name="T1">Aleksander Turski:</text:span></text:p>
              <text:p><text:span text:style-name="T2">Moduł posłuży do wykrycia zagrożeń w postaci złośliwego oprogramowania, które może być przemycone w różnego rodzaju plikach pochodzących z internetu lub zdalnych lokalizacji. Moduł nie zwalnia z posiadania oprogramowania antywirusowego zainstalowanego lokalnie na komputerach / laptopach i innych urządzeniach np. smartfonach i tabletach.</text:span></text:p>
            </office:annotation>
            <text:p>Malware Blocker Anti Malware</text:p>
          </table:table-cell>
          <table:covered-table-cell table:number-columns-repeated="2"/>
          <table:table-cell office:value-type="string" table:style-name="ce40">
            <office:annotation draw:style-name="a16" svg:x="17.3229166666667in" svg:y="0.03125in" svg:width="4.1875in" svg:height="1.125in">
              <dc:creator>KDK</dc:creator>
              <text:p><text:span text:style-name="T1">Aleksander Turski:</text:span></text:p>
              <text:p><text:span text:style-name="T2">Moduł może posłużyć do blokowania wykorzystania znanych luk zabezpieczeń szeregu aplikacji, wykorzystania tych luk do przeprowadzenia szeregu ataków, od przejęcia kontroli nad komputerem / serwerem po usuwanie lub przechwytywanie danych w różnych celach.</text:span></text:p>
            </office:annotation>
            <text:p>Intrusion Prevention (IDP)</text:p>
          </table:table-cell>
          <table:table-cell office:value-type="string" table:style-name="ce40">
            <office:annotation draw:style-name="a17" svg:x="18.5208333333333in" svg:y="0.03125in" svg:width="3.69791666666667in" svg:height="1.01041666666667in">
              <dc:creator>KDK</dc:creator>
              <text:p><text:span text:style-name="T1">Aleksander Turski:</text:span></text:p>
              <text:p><text:span text:style-name="T2">Blokowanie IP może wspomóc mechanizmy zabezpieczeń w walce z różnymi zagrożeniami w tym nawet z dialerami, koniami trojańskimi itp. o ile znamy adresy maszyn, do których odwołuje się złośliwe oprogramowanie. W identyfikacji złośliwych IP może pomóc Botnet filter, IP Reputation, Firewall SPI.</text:span></text:p>
            </office:annotation>
            <text:p>Geo Enforcer (GeoIP)</text:p>
          </table:table-cell>
          <table:table-cell office:value-type="string" table:style-name="ce40">
            <text:p>Managed AP Service (wireless controler)</text:p>
          </table:table-cell>
          <table:table-cell office:value-type="string" table:style-name="ce40">
            <office:annotation draw:style-name="a18" svg:x="21.84375in" svg:y="0.03125in" svg:width="3.35416666666667in" svg:height="0.916666666666667in">
              <dc:creator>KDK</dc:creator>
              <text:p><text:span text:style-name="T1">Aleksander Turski:</text:span></text:p>
              <text:p><text:span text:style-name="T2">Rola Secureporter to głównie analityka, czyli narzędzie wspierające. Może posłużyć do lepszej identyfikacji oraz skali zdarzenia w kontekście bezpieczeństwa sieci.</text:span></text:p>
            </office:annotation>
            <text:p>SecuReporter</text:p>
          </table:table-cell>
          <table:table-cell table:number-columns-repeated="16368" table:style-name="ce38"/>
        </table:table-row>
        <table:table-row table:style-name="ro9">
          <table:table-cell office:value-type="string" table:style-name="ce41">
            <text:p>Działania celowe_x000D_</text:p>
          </table:table-cell>
          <table:table-cell table:number-columns-repeated="5" table:style-name="ce42"/>
          <table:table-cell table:number-columns-repeated="4" table:style-name="ce43"/>
          <table:table-cell office:value-type="string" table:style-name="ce40">
            <text:p>Malware Blocker Cloud Query</text:p>
          </table:table-cell>
          <table:table-cell office:value-type="string" table:style-name="ce40">
            <text:p>Malware Blocker Cloud Threat Database</text:p>
          </table:table-cell>
          <table:table-cell table:number-columns-repeated="4" table:style-name="ce43"/>
          <table:table-cell table:number-columns-repeated="16368"/>
        </table:table-row>
        <table:table-row table:style-name="ro7">
          <table:table-cell table:style-name="ce41"/>
          <table:table-cell office:value-type="string" table:style-name="ce41">
            <text:p>Złośliwe oprogramowanie_x000D_</text:p>
          </table:table-cell>
          <table:table-cell table:number-columns-repeated="4" table:style-name="ce42"/>
          <table:table-cell table:number-columns-repeated="3" table:style-name="ce44"/>
          <table:table-cell table:style-name="ce45"/>
          <table:table-cell table:number-columns-repeated="6" table:style-name="ce44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Wirus_x000D_</text:p>
          </table:table-cell>
          <table:table-cell table:number-columns-repeated="3" table:style-name="ce41"/>
          <table:table-cell table:style-name="ce46"/>
          <table:table-cell table:number-columns-repeated="2" table:style-name="ce47"/>
          <table:table-cell table:number-columns-repeated="3" table:style-name="ce46"/>
          <table:table-cell table:number-columns-repeated="4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Robak sieciowy_x000D_</text:p>
          </table:table-cell>
          <table:table-cell table:number-columns-repeated="3" table:style-name="ce41"/>
          <table:table-cell table:style-name="ce46"/>
          <table:table-cell table:number-columns-repeated="2" table:style-name="ce47"/>
          <table:table-cell table:number-columns-repeated="3" table:style-name="ce46"/>
          <table:table-cell table:style-name="ce47"/>
          <table:table-cell table:style-name="ce46"/>
          <table:table-cell table:number-columns-repeated="2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Koń trojański_x000D_</text:p>
          </table:table-cell>
          <table:table-cell table:number-columns-repeated="2" table:style-name="ce41"/>
          <table:table-cell table:style-name="ce48"/>
          <table:table-cell table:style-name="ce46"/>
          <table:table-cell table:number-columns-repeated="2" table:style-name="ce47"/>
          <table:table-cell table:number-columns-repeated="3" table:style-name="ce46"/>
          <table:table-cell table:style-name="ce47"/>
          <table:table-cell table:style-name="ce46"/>
          <table:table-cell table:number-columns-repeated="2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Dialer_x000D_</text:p>
          </table:table-cell>
          <table:table-cell table:number-columns-repeated="2" table:style-name="ce41"/>
          <table:table-cell table:style-name="ce48"/>
          <table:table-cell table:number-columns-repeated="2" table:style-name="ce46"/>
          <table:table-cell table:style-name="ce47"/>
          <table:table-cell table:number-columns-repeated="3" table:style-name="ce46"/>
          <table:table-cell table:style-name="ce49"/>
          <table:table-cell table:style-name="ce46"/>
          <table:table-cell table:number-columns-repeated="2" table:style-name="ce47"/>
          <table:table-cell table:number-columns-repeated="16368"/>
        </table:table-row>
        <table:table-row table:style-name="ro3">
          <table:table-cell table:number-columns-repeated="2" table:style-name="ce41"/>
          <table:table-cell office:value-type="string" table:style-name="ce38">
            <text:p>Klient Botnetu</text:p>
            <text:p/>
          </table:table-cell>
          <table:table-cell table:number-columns-repeated="2" table:style-name="ce38"/>
          <table:table-cell table:style-name="ce50"/>
          <table:table-cell table:number-columns-repeated="2" table:style-name="ce46"/>
          <table:table-cell table:style-name="ce47"/>
          <table:table-cell table:number-columns-repeated="3" table:style-name="ce46"/>
          <table:table-cell table:style-name="ce47"/>
          <table:table-cell table:style-name="ce46"/>
          <table:table-cell table:number-columns-repeated="2" table:style-name="ce47"/>
          <table:table-cell table:number-columns-repeated="16368"/>
        </table:table-row>
        <table:table-row table:style-name="ro7">
          <table:table-cell table:style-name="ce41"/>
          <table:table-cell office:value-type="string" table:style-name="ce41">
            <text:p>Przełamanie zabezpieczeń_x000D_</text:p>
          </table:table-cell>
          <table:table-cell table:number-columns-repeated="4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Nieuprawnione logowanie_x000D_</text:p>
          </table:table-cell>
          <table:table-cell table:number-columns-repeated="3" table:style-name="ce41"/>
          <table:table-cell table:number-columns-repeated="8" table:style-name="ce47"/>
          <table:table-cell table:style-name="ce46"/>
          <table:table-cell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Włamanie na konto/atak siłowy_x000D_</text:p>
          </table:table-cell>
          <table:table-cell table:number-columns-repeated="3" table:style-name="ce41"/>
          <table:table-cell table:style-name="ce47"/>
          <table:table-cell table:style-name="ce46"/>
          <table:table-cell table:number-columns-repeated="8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38">
            <text:p>Włamanie do aplikacji</text:p>
          </table:table-cell>
          <table:table-cell table:number-columns-repeated="3" table:style-name="ce38"/>
          <table:table-cell table:number-columns-repeated="6" table:style-name="ce47"/>
          <table:table-cell table:style-name="ce46"/>
          <table:table-cell table:number-columns-repeated="3" table:style-name="ce47"/>
          <table:table-cell table:number-columns-repeated="16368"/>
        </table:table-row>
        <table:table-row table:style-name="ro7">
          <table:table-cell table:style-name="ce41"/>
          <table:table-cell office:value-type="string" table:style-name="ce41">
            <text:p>Publikacje w sieci Internet_x000D_</text:p>
          </table:table-cell>
          <table:table-cell table:number-columns-repeated="4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Treści obraźliwe_x000D_</text:p>
          </table:table-cell>
          <table:table-cell table:number-columns-repeated="3" table:style-name="ce41"/>
          <table:table-cell table:style-name="ce47"/>
          <table:table-cell table:style-name="ce46"/>
          <table:table-cell table:number-columns-repeated="8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38">
            <text:p>Pomawianie/Zniesławienie</text:p>
          </table:table-cell>
          <table:table-cell table:number-columns-repeated="3" table:style-name="ce38"/>
          <table:table-cell table:style-name="ce47"/>
          <table:table-cell table:style-name="ce46"/>
          <table:table-cell table:number-columns-repeated="8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Naruszenie praw autorskich_x000D_</text:p>
          </table:table-cell>
          <table:table-cell table:number-columns-repeated="3" table:style-name="ce41"/>
          <table:table-cell table:style-name="ce47"/>
          <table:table-cell table:style-name="ce46"/>
          <table:table-cell table:number-columns-repeated="8"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Dezinformacja_x000D_</text:p>
          </table:table-cell>
          <table:table-cell table:number-columns-repeated="3" table:style-name="ce41"/>
          <table:table-cell table:style-name="ce47"/>
          <table:table-cell table:style-name="ce46"/>
          <table:table-cell table:number-columns-repeated="8" table:style-name="ce47"/>
          <table:table-cell table:number-columns-repeated="16368"/>
        </table:table-row>
        <table:table-row table:style-name="ro7">
          <table:table-cell/>
          <table:table-cell office:value-type="string" table:style-name="ce41">
            <text:p>Gromadzenie informacji_x000D_</text:p>
          </table:table-cell>
          <table:table-cell table:number-columns-repeated="4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Skanowanie_x000D_</text:p>
          </table:table-cell>
          <table:table-cell table:style-name="ce41"/>
          <table:table-cell table:number-columns-repeated="2" table:style-name="ce48"/>
          <table:table-cell table:number-columns-repeated="10"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51">
            <text:p>Podsłuch_x000D_</text:p>
          </table:table-cell>
          <table:table-cell table:number-columns-repeated="3" table:style-name="ce51"/>
          <table:table-cell table:number-columns-repeated="10" table:style-name="ce52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Inżynieria społeczna_x000D_</text:p>
          </table:table-cell>
          <table:table-cell table:number-columns-repeated="3" table:style-name="ce41"/>
          <table:table-cell table:style-name="ce47"/>
          <table:table-cell table:number-columns-repeated="2" table:style-name="ce46"/>
          <table:table-cell table:number-columns-repeated="7"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Szpiegostwo_x000D_</text:p>
          </table:table-cell>
          <table:table-cell table:number-columns-repeated="3" table:style-name="ce41"/>
          <table:table-cell table:number-columns-repeated="6" table:style-name="ce47"/>
          <table:table-cell table:style-name="ce46"/>
          <table:table-cell table:number-columns-repeated="3"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SPAM_x000D_</text:p>
          </table:table-cell>
          <table:table-cell table:number-columns-repeated="3" table:style-name="ce41"/>
          <table:table-cell table:number-columns-repeated="2" table:style-name="ce47"/>
          <table:table-cell table:style-name="ce46"/>
          <table:table-cell table:number-columns-repeated="4" table:style-name="ce47"/>
          <table:table-cell table:style-name="ce46"/>
          <table:table-cell table:number-columns-repeated="2" table:style-name="ce47"/>
          <table:table-cell table:number-columns-repeated="16368"/>
        </table:table-row>
        <table:table-row table:style-name="ro7">
          <table:table-cell/>
          <table:table-cell office:value-type="string" table:style-name="ce41">
            <text:p>Sabotaż komputerowy_x000D_</text:p>
          </table:table-cell>
          <table:table-cell table:number-columns-repeated="4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Nieuprawniona zmiana informacji_x000D_</text:p>
          </table:table-cell>
          <table:table-cell table:number-columns-repeated="3" table:style-name="ce41"/>
          <table:table-cell table:number-columns-repeated="6" table:style-name="ce47"/>
          <table:table-cell table:style-name="ce46"/>
          <table:table-cell table:number-columns-repeated="3"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Niuprawniony dostęp lub nieuprawnione wykorzystanie informacji_x000D_</text:p>
          </table:table-cell>
          <table:table-cell table:number-columns-repeated="3" table:style-name="ce41"/>
          <table:table-cell table:number-columns-repeated="6"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38">
            <text:p>Atak "odmowy dostepu" DDoS, DoS</text:p>
          </table:table-cell>
          <table:table-cell table:style-name="ce38"/>
          <table:table-cell table:number-columns-repeated="2" table:style-name="ce50"/>
          <table:table-cell table:number-columns-repeated="6" table:style-name="ce47"/>
          <table:table-cell table:style-name="ce46"/>
          <table:table-cell table:number-columns-repeated="3"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Skasowanie danych_x000D_</text:p>
          </table:table-cell>
          <table:table-cell table:number-columns-repeated="3" table:style-name="ce41"/>
          <table:table-cell table:number-columns-repeated="6" table:style-name="ce47"/>
          <table:table-cell table:style-name="ce46"/>
          <table:table-cell table:number-columns-repeated="3"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Wykorzystanie podatności w urządzeniach_x000D_</text:p>
          </table:table-cell>
          <table:table-cell table:number-columns-repeated="3" table:style-name="ce41"/>
          <table:table-cell table:number-columns-repeated="6" table:style-name="ce47"/>
          <table:table-cell table:style-name="ce46"/>
          <table:table-cell table:number-columns-repeated="3" table:style-name="ce47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Wykorzystanie podatnośi w aplikacji_x000D_</text:p>
          </table:table-cell>
          <table:table-cell table:number-columns-repeated="3" table:style-name="ce41"/>
          <table:table-cell table:number-columns-repeated="6" table:style-name="ce47"/>
          <table:table-cell table:style-name="ce46"/>
          <table:table-cell table:number-columns-repeated="3" table:style-name="ce47"/>
          <table:table-cell table:number-columns-repeated="16368"/>
        </table:table-row>
        <table:table-row table:style-name="ro7">
          <table:table-cell/>
          <table:table-cell office:value-type="string" table:style-name="ce41">
            <text:p>Czynnik ludzki_x000D_</text:p>
          </table:table-cell>
          <table:table-cell table:number-columns-repeated="4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/>
          <table:table-cell table:style-name="ce41"/>
          <table:table-cell office:value-type="string" table:style-name="ce41">
            <text:p>Naruszenie procedur bezpieczeństwa_x000D_</text:p>
          </table:table-cell>
          <table:table-cell table:number-columns-repeated="3" table:style-name="ce41"/>
          <table:table-cell table:style-name="ce47"/>
          <table:table-cell table:number-columns-repeated="2" table:style-name="ce46"/>
          <table:table-cell table:number-columns-repeated="7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51">
            <text:p>Naruszenie obowiązujących przepisów prawa_x000D_</text:p>
          </table:table-cell>
          <table:table-cell table:number-columns-repeated="3" table:style-name="ce51"/>
          <table:table-cell table:number-columns-repeated="10" table:style-name="ce52"/>
          <table:table-cell table:number-columns-repeated="16368"/>
        </table:table-row>
        <table:table-row table:style-name="ro7">
          <table:table-cell table:style-name="ce41"/>
          <table:table-cell office:value-type="string" table:style-name="ce41">
            <text:p>Cyberterroryzm_x000D_</text:p>
          </table:table-cell>
          <table:table-cell table:number-columns-repeated="4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51">
            <text:p>Przestępstwo o charakterze terrorystycznym popełniane w cyberprzestrzeni_x000D_</text:p>
          </table:table-cell>
          <table:table-cell table:number-columns-repeated="3" table:style-name="ce51"/>
          <table:table-cell table:number-columns-repeated="10" table:style-name="ce52"/>
          <table:table-cell table:number-columns-repeated="16368"/>
        </table:table-row>
        <table:table-row table:style-name="ro7">
          <table:table-cell office:value-type="string" table:style-name="ce41">
            <text:p>Działania niecelowe_x000D_</text:p>
          </table:table-cell>
          <table:table-cell table:number-columns-repeated="5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 table:style-name="ce41"/>
          <table:table-cell office:value-type="string" table:style-name="ce41">
            <text:p>Wypadki i zdarzenia losowe_x000D_</text:p>
          </table:table-cell>
          <table:table-cell table:number-columns-repeated="4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Awarie sprzętowe_x000D_</text:p>
          </table:table-cell>
          <table:table-cell table:style-name="ce48"/>
          <table:table-cell table:number-columns-repeated="2" table:style-name="ce41"/>
          <table:table-cell table:number-columns-repeated="10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Awaria łącza_x000D_</text:p>
          </table:table-cell>
          <table:table-cell table:style-name="ce48"/>
          <table:table-cell table:number-columns-repeated="2" table:style-name="ce41"/>
          <table:table-cell table:number-columns-repeated="10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51">
            <text:p>Awarie oprogramowania_x000D_</text:p>
          </table:table-cell>
          <table:table-cell table:number-columns-repeated="3" table:style-name="ce51"/>
          <table:table-cell table:number-columns-repeated="10" table:style-name="ce52"/>
          <table:table-cell table:number-columns-repeated="16368"/>
        </table:table-row>
        <table:table-row table:style-name="ro7">
          <table:table-cell table:style-name="ce41"/>
          <table:table-cell office:value-type="string" table:style-name="ce41">
            <text:p>Czynnik ludzki_x000D_</text:p>
          </table:table-cell>
          <table:table-cell table:number-columns-repeated="4" table:style-name="ce42"/>
          <table:table-cell table:number-columns-repeated="10" table:style-name="ce44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Naruszenie procedur_x000D_</text:p>
          </table:table-cell>
          <table:table-cell table:number-columns-repeated="3" table:style-name="ce41"/>
          <table:table-cell table:number-columns-repeated="2" table:style-name="ce47"/>
          <table:table-cell table:style-name="ce46"/>
          <table:table-cell table:number-columns-repeated="7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Zaniedbanie_x000D_</text:p>
          </table:table-cell>
          <table:table-cell table:number-columns-repeated="3" table:style-name="ce41"/>
          <table:table-cell table:style-name="ce47"/>
          <table:table-cell table:number-columns-repeated="2" table:style-name="ce46"/>
          <table:table-cell table:number-columns-repeated="7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51">
            <text:p>Błędna konfiguracja urządzenia_x000D_</text:p>
          </table:table-cell>
          <table:table-cell table:number-columns-repeated="3" table:style-name="ce51"/>
          <table:table-cell table:number-columns-repeated="10" table:style-name="ce52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Brak wiedzy_x000D_</text:p>
          </table:table-cell>
          <table:table-cell table:number-columns-repeated="3" table:style-name="ce41"/>
          <table:table-cell table:style-name="ce47"/>
          <table:table-cell table:number-columns-repeated="2" table:style-name="ce46"/>
          <table:table-cell table:number-columns-repeated="7" table:style-name="ce47"/>
          <table:table-cell table:number-columns-repeated="16368"/>
        </table:table-row>
        <table:table-row table:style-name="ro7">
          <table:table-cell table:number-columns-repeated="2" table:style-name="ce41"/>
          <table:table-cell office:value-type="string" table:style-name="ce41">
            <text:p>Naruszenie praw autorskich_x000D_</text:p>
          </table:table-cell>
          <table:table-cell table:number-columns-repeated="3" table:style-name="ce41"/>
          <table:table-cell table:style-name="ce47"/>
          <table:table-cell table:number-columns-repeated="2" table:style-name="ce46"/>
          <table:table-cell table:number-columns-repeated="7" table:style-name="ce47"/>
          <table:table-cell table:number-columns-repeated="16368"/>
        </table:table-row>
        <table:table-row table:number-rows-repeated="104853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owalski Krzysztof</meta:initial-creator>
    <dc:creator>Kowalski Krzysztof</dc:creator>
    <meta:creation-date>2021-02-23T11:46:04Z</meta:creation-date>
    <dc:date>2021-02-23T11:46:04Z</dc:date>
    <meta:editing-cycles>1</meta:editing-cycles>
    <meta:editing-duration>PT1782S</meta:editing-duration>
  </office:meta>
</office:document-meta>
</file>